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11in"/>
    </style:style>
    <style:style style:name="ro1" style:family="table-row">
      <style:table-row-properties style:row-height="0.1583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>
            <text:p>Task</text:p>
          </table:table-cell>
          <table:table-cell office:value-type="string">
            <text:p>Small</text:p>
          </table:table-cell>
          <table:table-cell office:value-type="string">
            <text:p>Large</text:p>
          </table:table-cell>
        </table:table-row>
        <table:table-row table:style-name="ro2">
          <table:table-cell office:value-type="string">
            <text:p>Google Code Jam 2008</text:p>
          </table:table-cell>
          <table:table-cell table:number-columns-repeated="3"/>
        </table:table-row>
        <table:table-row table:style-name="ro2">
          <table:table-cell office:value-type="string">
            <text:p>Qualification Rou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correct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correct</text:p>
          </table:table-cell>
          <table:table-cell table:style-name="ce1" office:value-type="string">
            <text:p>correct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2">
          <table:table-cell office:value-type="string">
            <text:p>Round 1A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correct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correct</text:p>
          </table:table-cell>
          <table:table-cell office:value-type="string">
            <text:p>wrong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>
            <text:p>Google Code Jam 2009</text:p>
          </table:table-cell>
          <table:table-cell table:number-columns-repeated="3"/>
        </table:table-row>
        <table:table-row table:style-name="ro2">
          <table:table-cell office:value-type="string">
            <text:p>Qualification Rou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string">
            <text:p>correct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table:number-columns-repeated="2" office:value-type="string">
            <text:p>correct</text:p>
          </table:table-cell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2">01/02/2016</text:date>, <text:time>15:0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Dovzhenko</meta:initial-creator>
    <meta:creation-date>2015-12-27T13:28:10</meta:creation-date>
    <dc:date>2016-01-02T15:05:42</dc:date>
    <dc:creator>Anton Dovzhenko</dc:creator>
    <meta:editing-duration>PT9H53M31S</meta:editing-duration>
    <meta:editing-cycles>5</meta:editing-cycles>
    <meta:generator>OpenOffice/4.1.1$Unix OpenOffice.org_project/411m6$Build-9775</meta:generator>
    <meta:document-statistic meta:table-count="3" meta:cell-count="29" meta:object-count="0"/>
    <meta:user-defined meta:name=""/>
  </office:meta>
</office:document-meta>
</file>